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en" fo:country="US" style:font-size-asian="14pt"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fo:language="en" fo:country="US"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en" fo:country="US" style:font-size-asian="14pt" style:font-size-complex="14pt"/>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fo:background-color="#ffff00"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БЕЗ НАЗВАНИЯ</text:span>]</text:p>
      <text:p text:style-name="P4"/>
      <text:p text:style-name="P4">*</text:p>
      <text:p text:style-name="P2"/>
      <text:p text:style-name="P6">Состояние ее быстро ухудшалось. Ана пробовала снова делать уколы - используя те ампулы, которые еще у нее оставались - но они вызывали лишь тошноту и болезненную слабость во всем теле. Ане по-прежнему казалось, что она чего-то ждет. Или кого-то. И только это странное тоскливое чувство помогало ей заставить себя по утрам вставать с постели, не давая новому дню начаться без нее.</text:p>
      <text:p text:style-name="P5"/>
      <text:p text:style-name="P5">*</text:p>
      <text:p text:style-name="P5"/>
      <text:p text:style-name="P5">Как-то Ане приснился сон, который она почти полностью забыла сразу же после пробуждения. Остались лишь отдельные зыбкие образы, словно исчезавшие на свету - когда комнату залил солнечный свет и стало хрипеть включенное радио. Ана видела, что она бежит по улице. Мир вокруг словно разорван на части, все цвета поблекли, остался лишь один нарастающий точно крик оттенок - красный, цвет крови, тот самый, когда, ослепленный пустынным солнцем, резко зажмуриваешь глаза, и несколько секунд все еще видишь пылающее марево как ожоги на чувствительной сетчатке. Ана бежит по улице, и ее подгоняет какой-то безудержный вопль, нарастающий с каждой секундой, сметающий на своем пути весь город. И от него нет спасения.</text:p>
      <text:p text:style-name="P5">После этого сна Ана стала бояться громких звуков. Иногда даже шум ветра от проносящегося поезда пугал ее. Она вздрагивала, если слышала на улице какой-нибудь крик. Музыка, извещавшая в поездах о прибытии на станцию, казалась ей такой громкой, что хотелось зажать уши и закричать от боли.</text:p>
      <text:p text:style-name="P5">Вскоре Ану вновь стали мучать приступы удушья. Она просыпалась по утрам в поту. Ей больше не снились сны - или же она сразу забыла их, как только делала первый вздох, чувствуя в легких тяжелую нарастающую боль. Радио теперь всегда было отключено. За окном начинало медленно светать. Утро было точно таким же, как и день назад, как и много дней назад, но все вокруг изменилось.</text:p>
      <text:p text:style-name="P2">Ане отказали в переводе. В вашем состоянии. Слишком тяжелая работа. Вы не сможете. Теперь считалось, что она не сможет выдержать не только перегрузки во время взлета. Она продолжала жить на пособие.</text:p>
      <text:p text:style-name="P2"/>
      <text:p text:style-name="P2">*</text:p>
      <text:p text:style-name="P2"/>
      <text:p text:style-name="P2"><text:soft-page-break/>Ближе к полюдню, когда в городе становилось тише, Ана выходила из дома, осторожно, оглядываясь на любые звуки, стараясь держаться подальше от других людей. Она боялась даже приближаться к надземке. В поездах было слишком шумно - хрипели динамики, поскрипывали расшатанные кресла, завывал ветер за окнами, громко разговаривали другие пассажиры. Ана шла пешком и, хотя ее сильно утомлял этот поход, - она часто останавливалась по пути, чтобы передохнуть, и все равно, добравшись наконец до храма, едва дышала от усталости - все равно это было лучше, чем рев громкоговорителей и толкучка в скоростных поездах. Если Ане везло, то по пути ей почти не попадались другие люди - все работали, в городе как будто вступал в силу неформальный час тишины, разве что бдительные патрули в красных формах не прочесывали улицы. Но бывало и так, что улица, однотипные дома, отличавшиеся друг друга лишь раскраской фасадов, таившие в своих стенах столько истошного шума, оглушали ее - распахивались окна, доносилась истеричная музыка с балконов, чьи-то разговоры на повышенных тонах, даже пение, фальшивое и монотонное, словно кто-то читал нараспев монотонную молитву. Но самое страшное было, когда пролетал совсем низко над улицей полицейский виман, пикировал над мостовой, рассекая дрожащий от зноя воздух, и все вокруг сотрясалось из-за чудовищных раскатов от его двигателей. Ана обматывала голову куском плотной материи, но это не помогало. Казалось, что все ее тело начинает реагировать на громкий шум, она чувствует, как звуковая волна проходит сквозь нее, ее начинает бить агония. Если Ане удавалось увидеть виман заранее, то она всегда пыталась как-то спрятаться, уйти с его пути, забежать в подъезд или свернуть в какой-нибудь глухой переулок, но никогда не успевала. Корабль с чудовищным ревом проносился над ней, а она стояла, согнувшись, зажав уши, представляя, что у нее поломались все барабанные перепонки и по пальцам стекает кровь. Даже когда шум окончательно стихал, Ана все равно боялась убирать руки от ушей, точно боялась, что вот сейчас, вслед за кораблей, точно эхо запаздавшего грома, прокатится еще одна звуковая волна.</text:p>
      <text:p text:style-name="P2"/>
      <text:p text:style-name="P2">*</text:p>
      <text:p text:style-name="P2"/>
      <text:p text:style-name="P5">Но иногда Ане все-таки приходилось выбираться из своей квартиры днем. Она пыталась записаться на прием к другому врачу, который смог бы провести настоящее исследование, а не вынести ей приговор вместо направления на препарат. Ана поехала, с трудом превозмогая страх перед надземкой, в свой старый медицинский центр, который посещала еще в прошлом году, до того, как ее перевели. Она думала, что ее прежний врач <text:soft-page-break/>куда компетентнее нового - ему достаточно будет лишь кратко осмотреть ее, чтобы понять все ошибки его преступного коллеги, чтобы понять, что ее все еще можно лечить.</text:p>
      <text:p text:style-name="P5"><text:s/>Ане прождать сидеть в холле медицинского центра до самого вечера. Последний разговор с пациентом уже состоялся. Ее больше не хотел никто принимать. Какой-то мужчина, сидевший в холле вместе с Аной, пытался заговорить с ней, но голос его был таким резким и громким, что Ана ничего не говорила ему в ответ и лишь молча мотала головой как немая. Ей хотелось, чтобы он замолчал. Ана обрадовалось, когда мужчина наконец ушел - поднялся куда-то по лестнице, - но потом поняла, что кроме него никто не обращал на нее внимания, что она может просидеть здесь хоть несколько дней, и ее никогда не позовут. Врач был занят, как и несколько часов назад. Ане захотелось, чтобы этот мужчина вернулся, со своим громким голосом, от которого резало в ушах. Он хотя бы проявлял к ней интерес. Он считал ее нормальной, такой же, как другие. Он не знал, что ей даже отказывают в приеме у врача.</text:p>
      <text:p text:style-name="P5">Однако в медицинском центре было хотя бы тихо, в отличие от залитой солнцем улицы - особенно ближе к концу рабочего дня.</text:p>
      <text:p text:style-name="P2">Ана просидела так до сумерек и, когда жара спала, суматошный вечерний шум затих, и улицы оцепенели в преддверии ночи, поехала домой. По дороге она думала, что завтра обязательно приедет снова, что пусть сегодня ее так и не пригласили, но они не смогут игнорировать ее вечно, они наконец поймут, что ей нужно помощь, что она больн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4M27S</meta:editing-duration>
    <meta:editing-cycles>316</meta:editing-cycles>
    <meta:generator>OpenOffice.org/3.1$Win32 OpenOffice.org_project/310m11$Build-9399</meta:generator>
    <dc:date>2010-01-22T14:18:41.93</dc:date>
    <dc:creator>Василий Воронков</dc:creator>
    <meta:document-statistic meta:table-count="0" meta:image-count="0" meta:object-count="0" meta:page-count="3" meta:paragraph-count="16" meta:word-count="948" meta:character-count="5992"/>
    <meta:user-defined meta:name="Info 1"/>
    <meta:user-defined meta:name="Info 2"/>
    <meta:user-defined meta:name="Info 3"/>
    <meta:user-defined meta:name="Info 4"/>
  </office:meta>
</office:document-meta>
</file>